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3pt" style:font-size-asian="13pt" style:font-size-complex="13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color="#000000" fo:font-size="13pt" style:font-size-asian="13pt" style:font-size-complex="13pt"/>
    </style:style>
    <style:style style:name="P7" style:family="paragraph" style:parent-style-name="Standard">
      <style:paragraph-properties fo:text-align="center" style:justify-single-word="false"/>
      <style:text-properties fo:color="#000000" fo:font-size="18pt" style:font-size-asian="18pt" style:font-size-complex="18pt"/>
    </style:style>
    <style:style style:name="P8" style:family="paragraph" style:parent-style-name="Standard">
      <style:paragraph-properties fo:margin-left="1.482cm" fo:margin-right="0cm" fo:text-align="justify" style:justify-single-word="false" fo:text-indent="0cm" style:auto-text-indent="false">
        <style:tab-stops/>
      </style:paragraph-properties>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Standard">
      <style:paragraph-properties fo:margin-left="0cm" fo:margin-right="0cm" fo:text-align="justify" style:justify-single-word="false" fo:text-indent="0.635cm" style:auto-text-indent="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0" style:family="paragraph" style:parent-style-name="Standard">
      <style:paragraph-properties fo:margin-left="0cm" fo:margin-right="0cm" fo:text-align="justify" style:justify-single-word="false" fo:text-indent="1.251cm" style:auto-text-indent="false"/>
      <style:text-properties fo:font-size="13pt" style:font-size-asian="13pt" style:font-size-complex="13pt"/>
    </style:style>
    <style:style style:name="P11" style:family="paragraph" style:parent-style-name="Standard">
      <style:paragraph-properties fo:margin-left="0.635cm" fo:margin-right="0cm" fo:text-align="center" style:justify-single-word="false" fo:text-indent="0cm" style:auto-text-indent="false">
        <style:tab-stops/>
      </style:paragraph-properties>
      <style:text-properties fo:font-size="18pt" style:font-size-asian="18pt" style:font-size-complex="18pt"/>
    </style:style>
    <style:style style:name="P12" style:family="paragraph" style:parent-style-name="Standard">
      <style:paragraph-properties fo:margin-left="1.251cm" fo:margin-right="0cm" fo:text-align="justify" style:justify-single-word="false" fo:text-indent="0cm" style:auto-text-indent="false">
        <style:tab-stops/>
      </style:paragraph-properties>
      <style:text-properties fo:color="#000000" fo:font-size="13pt" style:font-size-asian="13pt" style:font-size-complex="13pt"/>
    </style:style>
    <style:style style:name="P13" style:family="paragraph" style:parent-style-name="Standard">
      <style:paragraph-properties fo:margin-left="1.27cm" fo:margin-right="0cm" fo:text-align="justify" style:justify-single-word="false" fo:text-indent="0cm" style:auto-text-indent="false">
        <style:tab-stops/>
      </style:paragraph-properties>
      <style:text-properties fo:color="#000000" fo:font-size="13pt" style:font-size-asian="13pt" style:font-size-complex="13pt"/>
    </style:style>
    <style:style style:name="P14" style:family="paragraph" style:parent-style-name="Standard" style:list-style-name="L2">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3pt" style:font-size-asian="13pt" style:font-size-complex="13pt"/>
    </style:style>
    <style:style style:name="P16" style:family="paragraph" style:parent-style-name="Standard" style:list-style-name="L3">
      <style:paragraph-properties fo:text-align="justify"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officeooo:rsid="001b58e4" officeooo:paragraph-rsid="001b58e4" style:font-size-asian="13pt" style:font-size-complex="13pt"/>
    </style:style>
    <style:style style:name="P18" style:family="paragraph" style:parent-style-name="Standard" style:list-style-name="L3">
      <style:paragraph-properties fo:text-align="justify" style:justify-single-word="false"/>
      <style:text-properties fo:color="#000000" fo:font-size="13pt" style:font-size-asian="13pt" style:font-size-complex="13pt"/>
    </style:style>
    <style:style style:name="P19" style:family="paragraph" style:parent-style-name="Standard" style:list-style-name="L1" style:master-page-name="MP0">
      <style:paragraph-properties fo:text-align="center" style:justify-single-word="false" style:page-number="auto" fo:break-before="page"/>
      <style:text-properties fo:font-size="18pt" style:font-size-asian="18pt" style:font-size-complex="18pt"/>
    </style:style>
    <style:style style:name="P20" style:family="paragraph" style:parent-style-name="Standard">
      <style:paragraph-properties fo:margin-left="0cm" fo:margin-right="0cm" fo:text-align="justify" style:justify-single-word="false" fo:text-indent="1.251cm" style:auto-text-indent="false"/>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3" style:family="text">
      <style:text-properties fo:font-size="13pt" style:font-size-asian="13pt" style:font-size-complex="13pt"/>
    </style:style>
    <style:style style:name="T4" style:family="text">
      <style:text-properties fo:color="#000000" fo:font-size="13pt" style:font-size-asian="13pt" style:font-size-complex="13pt"/>
    </style:style>
    <style:style style:name="T5" style:family="text">
      <style:text-properties fo:color="#000000" fo:font-size="13pt" style:font-size-asian="13pt" style:language-asian="ja" style:country-asian="JP" style:font-size-complex="13pt"/>
    </style:style>
    <style:style style:name="T6" style:family="text">
      <style:text-properties officeooo:rsid="001b58e4"/>
    </style:style>
    <style:style style:name="T7" style:family="text">
      <style:text-properties officeooo:rsid="001c6a74"/>
    </style:style>
    <style:style style:name="T8" style:family="text">
      <style:text-properties officeooo:rsid="001eb5a7"/>
    </style:style>
    <style:style style:name="T9" style:family="text">
      <style:text-properties officeooo:rsid="001ef5eb"/>
    </style:style>
    <style:style style:name="T10" style:family="text">
      <style:text-properties officeooo:rsid="001f42d7"/>
    </style:style>
    <style:style style:name="T11" style:family="text">
      <style:text-properties officeooo:rsid="0020e41b"/>
    </style:style>
    <style:style style:name="T12" style:family="text">
      <style:text-properties officeooo:rsid="0021c0ad"/>
    </style:style>
    <style:style style:name="T13" style:family="text">
      <style:text-properties officeooo:rsid="00237182"/>
    </style:style>
    <style:style style:name="T14" style:family="text">
      <style:text-properties officeooo:rsid="0024a353"/>
    </style:style>
    <style:style style:name="T15" style:family="text">
      <style:text-properties officeooo:rsid="0024f560"/>
    </style:style>
    <style:style style:name="T16" style:family="text">
      <style:text-properties officeooo:rsid="0026a0ba"/>
    </style:style>
    <style:style style:name="T17" style:family="text">
      <style:text-properties officeooo:rsid="0029ea23"/>
    </style:style>
    <style:style style:name="T18" style:family="text">
      <style:text-properties officeooo:rsid="002b207b"/>
    </style:style>
    <style:style style:name="T19" style:family="text">
      <style:text-properties officeooo:rsid="002ce368"/>
    </style:style>
    <style:style style:name="T20" style:family="text">
      <style:text-properties officeooo:rsid="002cefdc"/>
    </style:style>
    <style:style style:name="T21" style:family="text">
      <style:text-properties officeooo:rsid="002e9925"/>
    </style:style>
    <style:style style:name="T22" style:family="text">
      <style:text-properties officeooo:rsid="002ee6f3"/>
    </style:style>
    <style:style style:name="T23" style:family="text">
      <style:text-properties officeooo:rsid="002eea6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1.4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63869286" text:style-name="L1">
        <text:list-item>
          <text:p text:style-name="P19">Présentation générale</text:p>
        </text:list-item>
      </text:list>
      <text:p text:style-name="P1"/>
      <text:p text:style-name="P1"/>
      <text:list xml:id="list1670930624" text:style-name="L2">
        <text:list-item>
          <text:list>
            <text:list-item>
              <text:p text:style-name="P14">Philosophie</text:p>
            </text:list-item>
          </text:list>
        </text:list-item>
      </text:list>
      <text:p text:style-name="P8"/>
      <text:p text:style-name="P17">Ce jeu vidéo a été imposé par le professeur de Génie Logiciel.</text:p>
      <text:p text:style-name="P1"><text:tab/></text:p>
      <text:p text:style-name="P9">1.2 Questions fréquentes</text:p>
      <text:p text:style-name="P3"/>
      <text:p text:style-name="P2">1.2.1 </text:p>
      <text:p text:style-name="P10"><text:span text:style-name="T6">Pac-man</text:span> <text:span text:style-name="T7">(ici NoRiz) </text:span>doit manger des <text:span text:style-name="T7">grains de riz</text:span> et des bonus (sous <text:span text:style-name="T7">différentes formes</text:span>) dans un labyrinthe <text:span text:style-name="T7">occupés</text:span> par quatre <text:span text:style-name="T7">chat errants</text:span>. <text:span text:style-name="T7">Ces bonus donnent des capacités différentes à notre petit héros. Le but est de ramasser tous les grains de riz pour passer au niveau suivant.</text:span></text:p>
      <text:p text:style-name="P2">1.2.2</text:p>
      <text:p text:style-name="P2"><text:tab/><text:span text:style-name="T17">Le jeu se passe dans Yokohama, une ville japonaise.</text:span></text:p>
      <text:p text:style-name="P2"/>
      <text:p text:style-name="P2">1.2.3</text:p>
      <text:p text:style-name="P2"><text:tab/>Le joueur contrôlera un seul personnage qui n’aura rien d’autre pour se défendre <text:span text:style-name="T8">que</text:span> l’intelligence de ses déplacements</text:p>
      <text:p text:style-name="P2"/>
      <text:p text:style-name="P2">1.2.4 </text:p>
      <text:p text:style-name="P2"><text:tab/>Le joueur ne pourra contrôler qu’un seul personnage, le personnage principal.</text:p>
      <text:p text:style-name="P2"/>
      <text:p text:style-name="P2">1.2.5 </text:p>
      <text:p text:style-name="P2"><text:tab/>Le but du jeu e<text:span text:style-name="T9">s</text:span>t de récolter toutes les pièces <text:span text:style-name="T8">(ici grains de riz)</text:span> qui sont dans le labyrinthe <text:span text:style-name="T10">pour passer au niveau suivant, </text:span>sans se faire attraper par les quatre <text:span text:style-name="T9">ennemis</text:span> se déplaçant dans ce même labyrinthe.</text:p>
      <text:p text:style-name="P2"/>
      <text:p text:style-name="P2">1.2.6 </text:p>
      <text:p text:style-name="P2"><text:tab/>Ce jeu sera différent des autres de par son histoire, et sa finition (<text:span text:style-name="T10">Story, </text:span>Interface, mus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4"><text:soft-page-break/>2. Mécanique de jeu</text:p>
      <text:p text:style-name="P5"/>
      <text:p text:style-name="P1"><text:span text:style-name="Police_20_par_20_défaut"><text:span text:style-name="T1"><text:tab/></text:span></text:span><text:span text:style-name="Police_20_par_20_défaut"><text:span text:style-name="T2">2.1 Gameplay</text:span></text:span></text:p>
      <text:p text:style-name="P2"/>
      <text:p text:style-name="P2">2.1.1 </text:p>
      <text:p text:style-name="P2"><text:tab/>Il n’y a que quatre choix possibles pour le déplacement : haut, bas, droite et gauche. L<text:span text:style-name="T11">e personnage</text:span> aura une vitesse constante, il sera <text:span text:style-name="T11">donc</text:span> impossible d’accélérer ou de <text:span text:style-name="T11">ralentir</text:span> dans le labyrinthe sans avoir consommer de bonus. Il y <text:span text:style-name="T11">a</text:span> des pièces <text:span text:style-name="T11">(grain de riz)</text:span> dans tout le labyrinthe, le joueur devra <text:span text:style-name="T11">donc toutes les </text:span>récolter <text:span text:style-name="T11">pour passer au niveau suivant. </text:span>Des bonus <text:span text:style-name="T11">apparaîtront</text:span> de temps en temps à des endroits aléatoires, le joueur devra les ramasser pour avoir le droit a un bonus aléatoire qui pourra l’aider dans sa progression du niveau.</text:p>
      <text:p text:style-name="P2"/>
      <text:p text:style-name="P2"/>
      <text:p text:style-name="P2"/>
      <text:p text:style-name="P2">2.1.2</text:p>
      <text:p text:style-name="P10">Pour réussir une partie, il faudra passer par plusieurs labyrinthes. Le joueur commencera à un certain endroit dans le labyrinthe (Pas encore défini), les quatre ennemis commenceront à bouger en même temps que le joueur. A ce moment le joueur devra récolter toutes les pièces présentes dans le labyrinthe tout en évitant de se faire toucher par les ennemis. Il pourra aussi récolter <text:span text:style-name="T12">occasionnellement</text:span> <text:span text:style-name="T12">d</text:span>es bonus qui <text:span text:style-name="T12">apparaîtront</text:span> au cours de sa partie. Quand le joueur récolt<text:span text:style-name="T12">e</text:span> toutes les pièces, la partie s’arrêtera, le niveau sera réussi et il pourra donc passer à l’étape suivante.</text:p>
      <text:p text:style-name="P10"/>
      <text:p text:style-name="P2">2.1.3</text:p>
      <text:p text:style-name="P2"><text:tab/>Le joueur pourra interagir avec certains éléments du décor mais pas avec d’autre. S’il touche un monstre cela tuera instantanément le joueur, il pourra récolter les pièces et les bonus <text:span text:style-name="T13">dans</text:span> le labyrinthe. Les murs du labyrinthe empêcheront le joueur d’aller dans une direction.</text:p>
      <text:p text:style-name="P2"/>
      <text:p text:style-name="P2">2.1.4.</text:p>
      <text:p text:style-name="P2"><text:tab/>La vitesse des différentes entités sera constante, <text:span text:style-name="T14">mais </text:span>elle pourra <text:span text:style-name="T14">évoluer</text:span>, pour les ennemis en changeant la difficulté, et pour le joueur en mangeant un bonus.</text:p>
      <text:p text:style-name="P2">Le joueur pourra changer de direction seulement aux intersections des murs du labyrinthe. <text:span text:style-name="T14">Si celui-ci veut aller a droite et il y a la présence d’un mur, cette action ne sera pas pris en compte. </text:span></text:p>
      <text:p text:style-name="P2">Il n’y aura pas de dégât, dès que le joueur est touché par un des quatre ennemis il mourra aussitôt <text:span text:style-name="T14">(il y aura juste une gestion de collision).</text:span></text:p>
      <text:p text:style-name="P2"/>
      <text:p text:style-name="P2"/>
      <text:p text:style-name="P2"/>
      <text:p text:style-name="P2"/>
      <text:p text:style-name="P2"/>
      <text:p text:style-name="P2"/>
      <text:p text:style-name="P2"/>
      <text:p text:style-name="P2"/>
      <text:p text:style-name="P2"/>
      <text:p text:style-name="P2"/>
      <text:p text:style-name="P2"><text:soft-page-break/>2.1.5.</text:p>
      <text:p text:style-name="P2"/>
      <text:p text:style-name="P2">Les quatre ennemis utiliseront des IAs différentes :</text:p>
      <text:p text:style-name="P2"/>
      <text:list xml:id="list1818824533" text:style-name="L3">
        <text:list-item>
          <text:p text:style-name="P16">Une qui essayera de se rapprocher le plus <text:span text:style-name="T15">possible </text:span>du joueur.</text:p>
        </text:list-item>
      </text:list>
      <text:p text:style-name="P2"/>
      <text:list xml:id="list223530475060315" text:continue-numbering="true" text:style-name="L3">
        <text:list-item>
          <text:p text:style-name="P16">Une qui suit le joueur à la trace.</text:p>
        </text:list-item>
      </text:list>
      <text:p text:style-name="P2"/>
      <text:list xml:id="list223530317115463" text:continue-numbering="true" text:style-name="L3">
        <text:list-item>
          <text:p text:style-name="P16">Une qui prend des chemins au hasard.</text:p>
        </text:list-item>
      </text:list>
      <text:p text:style-name="P2"/>
      <text:list xml:id="list223530704890857" text:continue-numbering="true" text:style-name="L3">
        <text:list-item>
          <text:p text:style-name="P16">Une qui se dirige vers les bonus le plus proche.</text:p>
        </text:list-item>
      </text:list>
      <text:p text:style-name="P2"/>
      <text:p text:style-name="P2">2.1.6</text:p>
      <text:p text:style-name="P10">Il y aura plusieurs modes de jeu mis à disposition (Au moins trois) <text:span text:style-name="T16">un </text:span>facile, <text:span text:style-name="T16">un </text:span>moyen, <text:span text:style-name="T16">et un </text:span>difficile.</text:p>
      <text:p text:style-name="P2">En fonction de la difficulté certains paramètres vont <text:span text:style-name="T19">évoluer</text:span> comme la vitesse des ennemis, le nombre de bonus mis à disposition au cours d’un niveau, <text:span text:style-name="T18">et éventuellement </text:span>des bonus qui se <text:span text:style-name="T18">transformeront </text:span><text:s/>en malus. (Touches inversées, <text:span text:style-name="T18">plateau du jeu plongé dans le noir …)</text:span></text:p>
      <text:p text:style-name="P2"/>
      <text:p text:style-name="P2">2.1.7</text:p>
      <text:p text:style-name="P10">Ce sera un jeu sans aide et sans tutoriel <text:span text:style-name="T20">car le jeu reste basique et intuitif.</text:span></text:p>
      <text:p text:style-name="P2"/>
      <text:p text:style-name="P2"/>
      <text:p text:style-name="P2">2.1.8</text:p>
      <text:p text:style-name="P2"><text:tab/><text:span text:style-name="T21">Un partie varie entre 50 secondes et 5 minutes en fonction des objectifs (ramasser les grains de riz) et de la difficulté.</text:span></text:p>
      <text:p text:style-name="P10"/>
      <text:p text:style-name="P2">2.1.9.</text:p>
      <text:p text:style-name="P2"><text:tab/>Il y aura plusieurs niveaux de difficulté, environs 3, facile, moyen, difficile. On aura en tout 5 vies (5 essais) pour réussir le<text:span text:style-name="T22">s</text:span> niveau<text:span text:style-name="T22">x, si le joueur perd ses 5 vies, il recommence au premier niveau. Mais il y a la possibilité dans regagner en récoltant un bonus spécial qui apparaîtra sur le plateau de jeu (apparition rare).</text:span></text:p>
      <text:p text:style-name="P2"/>
      <text:p text:style-name="P2"/>
      <text:p text:style-name="P2">2.1.10.</text:p>
      <text:p text:style-name="P2"/>
      <text:p text:style-name="P2">1. <text:span text:style-name="T22">Le joueur doit déplacer le héros avec les touches directionnelles du clavier dans le plateau de jeu qui est un labyrinthe. Le but est de ramasser tout les grains de riz du niveau pour passer au prochain. Le joueur devra aussi éviter les différents ennemis pour ne pas gâcher ses vies et donc finir le jeu. Celui-ci se compose pour le moment de trois niveaux.</text:span></text:p>
      <text:p text:style-name="P2"/>
      <text:p text:style-name="P2"><text:span text:style-name="T22">2. </text:span>Il y a <text:span text:style-name="T22">peu de temps</text:span>, dans une contrée <text:span text:style-name="T22">pas éloigné mais un peu quand même (le japon)</text:span>, <text:span text:style-name="T23">un livreur HubertEat pris en charge une commande de sushis. Lancé à toute vitesse sur sa mobylette, il zigzaguait entre les voitures, quand soudain il fit un accident et perdit</text:span> un <text:span text:style-name="T22">sushi. Dans sa chute celui-ci égara tous ses grains de riz, et tomba dans une ruelle de Yokohama. Vous incarnerez donc NoRiz le sushi ……………………………………. ;</text:span></text:p>
      <text:p text:style-name="P2"/>
      <text:p text:style-name="P2"/>
      <text:p text:style-name="P2"><text:soft-page-break/>3.</text:p>
      <text:p text:style-name="P10">Objets de quêtes ou objectifs : En fonction de l’histoire il pourra y avoir des objectifs en plus à réaliser par le joueur.</text:p>
      <text:p text:style-name="P2"/>
      <text:p text:style-name="P2">4. </text:p>
      <text:p text:style-name="P10">Pour gagner l’objectif principal sera de récolter toutes les pièces dans le labyrinthe. Il pourra néanmoins il y avoir des objectifs à accomplir en plus de l’objectif principal en fonction de l’histoire.</text:p>
      <text:p text:style-name="P10">Il y aura 5 chances pour réussir le niveau, on pourra donc se faire toucher 5 fois par des ennemis, avant de recommencer toute la partie. Cependant si on se fait toucher par un ennemi le labyrinthe se réinitialisera et il faudra tout recommencer.</text:p>
      <text:p text:style-name="P2"/>
      <text:p text:style-name="P2">5. <text:tab/></text:p>
      <text:p text:style-name="P10">Il n’y aura pas de sauvegarde des niveaux il y aura seulement une sauvegarde des différentes difficultés que le joueur aura réussis à atteindre (Pas fou si histoire)</text:p>
      <text:p text:style-name="P2"/>
      <text:p text:style-name="P2">6.</text:p>
      <text:p text:style-name="P2"><text:tab/>Il y aura la possibilité de mettre le jeu en pose en appuyant sur les boutons echap ou sur la barre espace.</text:p>
      <text:p text:style-name="P2"/>
      <text:p text:style-name="P2"/>
      <text:p text:style-name="P2"/>
      <text:p text:style-name="P2">7. </text:p>
      <text:p text:style-name="P10">Il y aura la possibilité au cours du jeu de débloquer des tenues pour équiper le personnage principal.</text:p>
      <text:p text:style-name="P2"/>
      <text:p text:style-name="P2">8. </text:p>
      <text:p text:style-name="P2"><text:tab/>Des options de jeu seront paramétrables par le joueur, le son des musiques et principal.</text:p>
      <text:p text:style-name="P2"/>
      <text:p text:style-name="P2">2.1.11.</text:p>
      <text:p text:style-name="P10">Il n’y a pas de mode multijoueur de prévu pour le moment.</text:p>
      <text:p text:style-name="P2"/>
      <text:p text:style-name="Standard"><text:span text:style-name="Police_20_par_20_défaut"><text:span text:style-name="T1"><text:tab/></text:span></text:span><text:span text:style-name="Police_20_par_20_défaut"><text:span text:style-name="T2">2.2 Level Design</text:span></text:span></text:p>
      <text:p text:style-name="P2"/>
      <text:p text:style-name="P2">1.</text:p>
      <text:p text:style-name="P2"><text:tab/>Je ne sais pas ce que c’est frère</text:p>
      <text:p text:style-name="P2"/>
      <text:p text:style-name="P2">2.</text:p>
      <text:p text:style-name="P2"><text:tab/>Pour pouvoir passer au niveau suivant il faudra que le joueur récupère tout ce qu’il doit récolter dans le labyrinthe. Les pièces dans tout les cas et d’autres choses en fonction de l’histoire.</text:p>
      <text:p text:style-name="P2"/>
      <text:p text:style-name="P2">3.</text:p>
      <text:p text:style-name="P2"><text:tab/>Les seuls éléments actifs seront le personnage principal et les ennemis.</text:p>
      <text:p text:style-name="P2"><text:tab/>(A remplir plus tard en fonction de l’avancement et des idées)</text:p>
      <text:p text:style-name="P2"/>
      <text:p text:style-name="P2">4.</text:p>
      <text:p text:style-name="P2"><text:soft-page-break/><text:tab/>Eléments génériques ?</text:p>
      <text:p text:style-name="P2"><text:tab/></text:p>
      <text:p text:style-name="P2">5.</text:p>
      <text:p text:style-name="P10">Les éléments uniques de notre décor sont le personnage principal contrôlé par le joueur, les éléments à collecter et les ennemis.</text:p>
      <text:p text:style-name="P2"/>
      <text:p text:style-name="P2">6.</text:p>
      <text:p text:style-name="P10">Variable en fonction du niveau et de l’histoire. </text:p>
      <text:p text:style-name="P2"><text:tab/>(A développer plus tard quand les niveaux seront décidés)</text:p>
      <text:p text:style-name="P2"/>
      <text:p text:style-name="P2">7.</text:p>
      <text:p text:style-name="P2"><text:tab/>Faire un schéma des niveaux.</text:p>
      <text:p text:style-name="P2"/>
      <text:p text:style-name="P1"><text:span text:style-name="Police_20_par_20_défaut"><text:span text:style-name="T3"><text:tab/></text:span></text:span><text:span text:style-name="Police_20_par_20_défaut"><text:span text:style-name="T2">2.3 Moteur de jeu</text:span></text:span></text:p>
      <text:p text:style-name="P2"/>
      <text:p text:style-name="P2">1.</text:p>
      <text:p text:style-name="P2"><text:tab/>Il y</text:p>
      <text:p text:style-name="P2"/>
      <text:p text:style-name="P2"/>
      <text:p text:style-name="P2"/>
      <text:p text:style-name="P2"/>
      <text:p text:style-name="P2"/>
      <text:p text:style-name="P2"/>
      <text:p text:style-name="P2">2.</text:p>
      <text:p text:style-name="P2"><text:tab/>On utilisera pour notre jeu un moteur de rendu en 2D :</text:p>
      <text:p text:style-name="P2"/>
      <text:list xml:id="list223530762380788" text:continue-numbering="true" text:style-name="L3">
        <text:list-item>
          <text:p text:style-name="P16">Moteur 1 : physique </text:p>
        </text:list-item>
        <text:list-item>
          <text:p text:style-name="P16">Moteur 2 : graphique</text:p>
        </text:list-item>
        <text:list-item>
          <text:p text:style-name="P16">Moteur 3 : son</text:p>
        </text:list-item>
      </text:list>
      <text:p text:style-name="P2"><text:tab/></text:p>
      <text:p text:style-name="P2">3.</text:p>
      <text:p text:style-name="P10">La caméra sera statique et offrira une vue subjective sur la scène.</text:p>
      <text:p text:style-name="P2"/>
      <text:p text:style-name="P2">4.</text:p>
      <text:p text:style-name="P10">Lumière ambiante ???</text:p>
      <text:p text:style-name="P10">A voir pour le mode nuit ???</text:p>
      <text:p text:style-name="P2"/>
      <text:p text:style-name="P2">5.</text:p>
      <text:p text:style-name="P2"><text:tab/>Pour l’instant il n’y pas d’effet spéciaux.</text:p>
      <text:p text:style-name="P2"/>
      <text:p text:style-name="P2">6.</text:p>
      <text:p text:style-name="P2"><text:tab/>Le son sera présent à plusieurs endroits dans tout notre jeu :</text:p>
      <text:list xml:id="list223529817770414" text:continue-numbering="true" text:style-name="L3">
        <text:list-item>
          <text:p text:style-name="P16">Au lancement du jeu</text:p>
        </text:list-item>
        <text:list-item>
          <text:p text:style-name="P16">Choix dans les menus </text:p>
        </text:list-item>
        <text:list-item>
          <text:p text:style-name="P16">Thème de base</text:p>
        </text:list-item>
        <text:list-item>
          <text:p text:style-name="P16">Quand le joueur essaye d’avancer dans le mur</text:p>
        </text:list-item>
        <text:list-item>
          <text:p text:style-name="P16">Quand le joueur récupère un bonus</text:p>
        </text:list-item>
        <text:list-item>
          <text:p text:style-name="P16">Quand la partie se termine (Différent en fonction de l’issue de la partie)</text:p>
        </text:list-item>
      </text:list>
      <text:p text:style-name="P2"><text:soft-page-break/></text:p>
      <text:p text:style-name="P2">7. </text:p>
      <text:p text:style-name="P2"><text:tab/>Notre moteur physique va gérer toutes les collisions dans le jeu.</text:p>
      <text:p text:style-name="P2"/>
      <text:p text:style-name="P2">8.</text:p>
      <text:p text:style-name="P2"><text:tab/>Il n’y aura pas de multijoueur dans notre jeu Pac-Man est un jeu solo.</text:p>
      <text:p text:style-name="P2"/>
      <text:p text:style-name="P2">9.</text:p>
      <text:p text:style-name="P2"><text:tab/>Pour l’instant seul le français sera disponible dans notre jeu.</text:p>
      <text:p text:style-name="P2"/>
      <text:p text:style-name="P2"/>
      <text:p text:style-name="P11">3. Interface utilisateur</text:p>
      <text:p text:style-name="P2"/>
      <text:p text:style-name="P2">1.</text:p>
      <text:p text:style-name="P2"><text:tab/>Il n’y a pas d’idée précise sur l’interface pour l’instant. </text:p>
      <text:p text:style-name="P2">Quand le jeu se lancera, il y aura une page d’accueil avec le choix des difficultés du jeu et des options.</text:p>
      <text:p text:style-name="P2"/>
      <text:p text:style-name="P2"/>
      <text:p text:style-name="P2">Pas d’idée précise pour l’instant.</text:p>
      <text:p text:style-name="P2">Sushi avec des grain de riz <text:s/></text:p>
      <text:p text:style-name="P6">Petit robot qui ramasse des pièces ou des bit et les ennemis sont des scientifiques</text:p>
      <text:p text:style-name="P6"/>
      <text:p text:style-name="P6"/>
      <text:p text:style-name="P6">2.</text:p>
      <text:p text:style-name="P6"><text:tab/>A faire dans une prochaine version.</text:p>
      <text:p text:style-name="P6"/>
      <text:p text:style-name="P6">3.</text:p>
      <text:p text:style-name="P6"><text:tab/>Ecran du menu :</text:p>
      <text:list xml:id="list223529793975966" text:continue-numbering="true" text:style-name="L3">
        <text:list-item>
          <text:p text:style-name="P18">Bouton jeu : </text:p>
          <text:list>
            <text:list-item>
              <text:p text:style-name="P18">Ce bouton va amener a une interface ou le joueur pourra choisir la difficulté du jeu.</text:p>
            </text:list-item>
          </text:list>
        </text:list-item>
        <text:list-item>
          <text:p text:style-name="P18">Bouton option : </text:p>
          <text:list>
            <text:list-item>
              <text:p text:style-name="P18">Ce bouton va faire apparaitre à l’écran les différentes options modifiables.</text:p>
            </text:list-item>
          </text:list>
        </text:list-item>
      </text:list>
      <text:p text:style-name="P6"/>
      <text:p text:style-name="P12">Ecran choix difficulté :</text:p>
      <text:list xml:id="list223530220829760" text:continue-numbering="true" text:style-name="L3">
        <text:list-item>
          <text:p text:style-name="P18">Sur cet écran il y aura un bouton pour chaque mode de jeu disponible. Chacun lancera la partie en fonction du bouton sur lequel le joueur a appuyé.</text:p>
        </text:list-item>
      </text:list>
      <text:p text:style-name="P6"/>
      <text:p text:style-name="P12">Ecran des options :</text:p>
      <text:list xml:id="list223529879235000" text:continue-numbering="true" text:style-name="L3">
        <text:list-item>
          <text:p text:style-name="P18">Cet écran présentera les paramètres modifiables par l’utilisateur.</text:p>
        </text:list-item>
        <text:list-item>
          <text:p text:style-name="P18">(Définir les options disponibles)</text:p>
        </text:list-item>
      </text:list>
      <text:p text:style-name="P13"/>
      <text:p text:style-name="P13">Ecran de pause en jeu</text:p>
      <text:list xml:id="list223529745095784" text:continue-numbering="true" text:style-name="L3">
        <text:list-item>
          <text:p text:style-name="P18">Cet écran aura plusieurs boutons :</text:p>
          <text:list>
            <text:list-item>
              <text:p text:style-name="P18">Un pour reprendre la partie en cours.</text:p>
            </text:list-item>
            <text:list-item>
              <text:p text:style-name="P18">Un pour quitter la partie.</text:p>
            </text:list-item>
          </text:list>
        </text:list-item>
      </text:list>
      <text:p text:style-name="P6"/>
      <text:p text:style-name="P12"><text:soft-page-break/></text:p>
      <text:p text:style-name="P6">4.</text:p>
      <text:p text:style-name="P6"><text:tab/>A QUOI CA SERT JE L’AI FAIS JUSTE AU DESSUS PUTAIIIIIIIIIIIIN !!!!!!!!!!</text:p>
      <text:p text:style-name="P6"/>
      <text:p text:style-name="P6">5.</text:p>
      <text:p text:style-name="P6"><text:tab/>Seulement un clavier sera nécessaire pour faire bouger le personnage.</text:p>
      <text:p text:style-name="P6"/>
      <text:p text:style-name="P6"/>
      <text:p text:style-name="P7">4. Editeurs</text:p>
      <text:p text:style-name="P7"/>
      <text:p text:style-name="P6">C’est nous les éditeurs frrrr on fait tout ici et on est toujours payé en café (qu’on s’achète nous même du coup on est pas payé)</text:p>
      <text:p text:style-name="P6"/>
      <text:p text:style-name="P6"/>
      <text:p text:style-name="P7">5. L’univers du jeu</text:p>
      <text:p text:style-name="P6"/>
      <text:p text:style-name="P6">1.</text:p>
      <text:p text:style-name="P6"><text:tab/></text:p>
      <text:p text:style-name="P6"/>
      <text:p text:style-name="P6">2.</text:p>
      <text:p text:style-name="P6"/>
      <text:p text:style-name="P6">3.</text:p>
      <text:p text:style-name="P6">Fond différents</text:p>
      <text:p text:style-name="P6"/>
      <text:p text:style-name="P6">4.</text:p>
      <text:p text:style-name="P6">On voit le monde entier du jeu</text:p>
      <text:p text:style-name="P6"/>
      <text:p text:style-name="P6">5.</text:p>
      <text:p text:style-name="P6">Mode nuit, on y voit moins</text:p>
      <text:p text:style-name="P6"/>
      <text:p text:style-name="P6">6. Entitées de l’univers</text:p>
      <text:p text:style-name="P6"/>
      <text:p text:style-name="P6">1.</text:p>
      <text:p text:style-name="P6"/>
      <text:p text:style-name="P6">2.</text:p>
      <text:p text:style-name="P6">Jouables : le pacman</text:p>
      <text:p text:style-name="P6"/>
      <text:p text:style-name="P6">3. Les ennemis</text:p>
      <text:p text:style-name="P6"/>
      <text:p text:style-name="P6">4.</text:p>
      <text:p text:style-name="P6">BONUS, pieces</text:p>
      <text:p text:style-name="P6"/>
      <text:p text:style-name="P6">5.</text:p>
      <text:p text:style-name="P6">BONUS</text:p>
      <text:p text:style-name="P6"/>
      <text:p text:style-name="P6">6.</text:p>
      <text:p text:style-name="P6">Aucune</text:p>
      <text:p text:style-name="P6"><text:soft-page-break/></text:p>
      <text:p text:style-name="P6">7.</text:p>
      <text:p text:style-name="P6">Les ennemis deviennent plus forts</text:p>
      <text:p text:style-name="P6"/>
      <text:p text:style-name="P6">8.</text:p>
      <text:p text:style-name="P6">Les deplacements sont en 2D dans le labyrinthe.</text:p>
      <text:p text:style-name="P6"/>
      <text:p text:style-name="P6">9.</text:p>
      <text:p text:style-name="P6">Les ennemis mangent le joueur, et l’inverse en cas de bonus</text:p>
      <text:p text:style-name="P6"/>
      <text:p text:style-name="P6">10.</text:p>
      <text:p text:style-name="P6">Lévitation</text:p>
      <text:p text:style-name="P6"/>
      <text:p text:style-name="P6">7.Histoire</text:p>
      <text:p text:style-name="P6"/>
      <text:p text:style-name="P1"><text:span text:style-name="Police_20_par_20_défaut"><text:span text:style-name="T4">1. Il était une fois, </text:span></text:span><text:span text:style-name="Police_20_par_20_défaut"><text:span text:style-name="T5">Kami</text:span></text:span><text:span text:style-name="Police_20_par_20_défaut"><text:span text:style-name="T4">, un sushi qui vivait bien sa vie. Jusqu’au jour ou il tomba par terre endant une commande HuberEat. Ses grains de riz, furent alors éparillés aux 4 coins de l’univers Sushandia.</text:span></text:span></text:p>
      <text:p text:style-name="P1"><text:span text:style-name="Police_20_par_20_défaut"><text:span text:style-name="T4">Mais Kami, bien que détruit par cette perte, ne perdit pas son courage. Il partit alors à la recherche de ces derniers…</text:span></text:span></text:p>
      <text:p text:style-name="P2"/>
      <text:p text:style-name="P1"><text:span text:style-name="Police_20_par_20_défaut"><text:span text:style-name="T4">Mais cette aventure n’est pas sans danger, car nombreux sont les ennemis qui tenterons de te gober d’une seule bouchée !</text:span></text:span></text:p>
      <text:p text:style-name="P2"/>
      <text:p text:style-name="P1"><text:span text:style-name="Police_20_par_20_défaut"><text:span text:style-name="T4">Hirondelle, rat, ou encore chaton érrant énervé, votre but sera de survivre tout en récupérant vos grains de riz</text:span></text:span></text:p>
      <text:p text:style-name="P2"/>
      <text:p text:style-name="P1"><text:span text:style-name="Police_20_par_20_défaut"><text:span text:style-name="T4">2.</text:span></text:span></text:p>
      <text:p text:style-name="P1"><text:span text:style-name="Police_20_par_20_défaut"><text:span text:style-name="T4">Les dialogues sont très profond, dépeignant la cruauté de la vie : perte d’un proche, d’une partie de oi même, que l’on doit rettrouver au cours d’une histoire à la fois difficile, mais necessaire pour se retrouver soi même et trouver un sens à sa vie.</text:span></text:span></text:p>
      <text:p text:style-name="P2"/>
      <text:p text:style-name="P1"><text:span text:style-name="Police_20_par_20_défaut"><text:span text:style-name="T4">3. Desd réfrences existeront : notamment à l’applis connue FoodNow.</text:span></text:span></text:p>
      <text:p text:style-name="P1"><text:span text:style-name="Police_20_par_20_défaut"><text:span text:style-name="T4">Ainsi qu’aux idée intrépides de Thomas Foucours</text:span></text:span></text:p>
      <text:p text:style-name="P2"/>
      <text:p text:style-name="P1"><text:span text:style-name="Police_20_par_20_défaut"><text:span text:style-name="T4">8. Choix artistiques</text:span></text:span></text:p>
      <text:p text:style-name="P2"/>
      <text:p text:style-name="P1"><text:span text:style-name="Police_20_par_20_défaut"><text:span text:style-name="T4">1. Pixel art amusant</text:span></text:span></text:p>
      <text:p text:style-name="P1"><text:span text:style-name="Police_20_par_20_défaut"><text:span text:style-name="T4">Minimaliste</text:span></text:span></text:p>
      <text:p text:style-name="P2"/>
      <text:p text:style-name="P1"><text:span text:style-name="Police_20_par_20_défaut"><text:span text:style-name="T4">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Numbering_20_Symbols" style:display-name="Numbering Symbols" style:family="text"/>
    <style:style style:name="WW_5f_CharLFO3LVL1" style:display-name="WW_CharLFO3LVL1" style:family="text">
      <style:text-properties style:font-name="Liberation Serif" fo:font-family="'Liberation Serif'" style:font-family-generic="roman" style:font-pitch="variable"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Thomas</meta:initial-creator>
    <meta:creation-date>2019-10-24T18:15:00Z</meta:creation-date>
    <dc:date>2019-10-24T22:35:29.006954029</dc:date>
    <meta:editing-cycles>25</meta:editing-cycles>
    <meta:editing-duration>PT1H19M7S</meta:editing-duration>
    <meta:document-statistic meta:table-count="0" meta:image-count="0" meta:object-count="0" meta:page-count="8" meta:paragraph-count="182" meta:word-count="1821" meta:character-count="10131" meta:non-whitespace-character-count="8454"/>
    <meta:template xlink:type="simple" xlink:actuate="onRequest" xlink:title="" xlink:href="Normal.dotm"/>
  </office:meta>
</office:document-meta>
</file>